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12cm" fo:min-width="3.6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912cm" fo:min-width="3.6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6cm" fo:min-width="1.8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24cm" fo:min-width="0.6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3.155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058cm" fo:min-width="0.88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2.9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2.2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6.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language="en" fo:country="GB" style:font-name-asian="Liberation Sans1" style:font-name-complex="Liberation Sans1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9cm" svg:height="4.162cm" svg:x="7.722cm" svg:y="2.71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</text:span><text:span text:style-name="T1">a</text:span><text:span text:style-name="T1">i</text:span><text:span text:style-name="T1">n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3cm" svg:height="4.162cm" svg:x="13.39cm" svg:y="2.71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</text:span><text:span text:style-name="T1">u</text:span><text:span text:style-name="T1">t</text:span><text:span text:style-name="T1">p</text:span><text:span text:style-name="T1">u</text:span><text:span text:style-name="T1">t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23cm" svg:y1="3.022cm" svg:x2="6.634cm" svg:y2="2.949cm" draw:start-shape="id1" draw:start-glue-point="4" draw:end-shape="id2" draw:end-glue-point="1" svg:d="M7723 3022h-521v-73h-568" svg:viewBox="0 0 1090 74">
          <text:p/>
        </draw:connector>
        <draw:connector draw:style-name="gr3" draw:text-style-name="P2" draw:layer="layout" svg:x1="4.446cm" svg:y1="5.383cm" svg:x2="7.723cm" svg:y2="6.56cm" draw:start-shape="id3" draw:start-glue-point="8" draw:end-shape="id1" draw:end-glue-point="5" svg:d="M4446 5383v1177h3277" svg:viewBox="0 0 3278 1178">
          <text:p/>
        </draw:connector>
        <draw:connector draw:style-name="gr3" draw:text-style-name="P2" draw:layer="layout" svg:x1="11.85cm" svg:y1="3.022cm" svg:x2="13.391cm" svg:y2="3.022cm" draw:start-shape="id1" draw:start-glue-point="6" draw:end-shape="id4" draw:end-glue-point="4" svg:d="M11850 3022h1541" svg:viewBox="0 0 1542 1">
          <text:p/>
        </draw:connector>
        <draw:connector draw:style-name="gr3" draw:text-style-name="P2" draw:layer="layout" svg:x1="11.85cm" svg:y1="6.61cm" svg:x2="13.391cm" svg:y2="6.56cm" draw:start-shape="id1" draw:start-glue-point="7" draw:end-shape="id4" draw:end-glue-point="5" svg:d="M11850 6610h770v-50h771" svg:viewBox="0 0 1542 51">
          <text:p/>
        </draw:connector>
        <draw:connector draw:style-name="gr3" draw:text-style-name="P2" draw:layer="layout" svg:x1="17.52cm" svg:y1="6.61cm" svg:x2="20.04cm" svg:y2="5.642cm" draw:start-shape="id4" draw:start-glue-point="7" draw:end-shape="id5" draw:end-glue-point="4" svg:d="M17520 6610h3294v-968h-774" svg:viewBox="0 0 3295 969">
          <text:p/>
        </draw:connector>
        <draw:connector draw:style-name="gr3" draw:text-style-name="P2" draw:layer="layout" svg:x1="17.52cm" svg:y1="3.022cm" svg:x2="20.04cm" svg:y2="3.793cm" draw:start-shape="id4" draw:start-glue-point="6" draw:end-shape="id5" draw:end-glue-point="6" svg:d="M17520 3022h1122v-38h2172v809h-774" svg:viewBox="0 0 3295 810">
          <text:p/>
        </draw:connector>
        <draw:frame draw:style-name="gr4" draw:text-style-name="P3" draw:layer="layout" svg:width="2.352cm" svg:height="1.673cm" svg:x="17.731cm" svg:y="3.934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5" draw:text-style-name="P2" xml:id="id3" draw:id="id3" draw:layer="layout" svg:width="1.657cm" svg:height="1.658cm" svg:x="3.617cm" svg:y="3.72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711cm" svg:height="2.384cm" svg:x="0.209cm" svg:y="3.122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g xml:id="id2" draw:id="id2">
          <draw:line draw:style-name="gr7" draw:text-style-name="P4" draw:layer="layout" svg:x1="5.022cm" svg:y1="2.915cm" svg:x2="5.152cm" svg:y2="2.469cm">
            <text:p/>
          </draw:line>
          <draw:line draw:style-name="gr7" draw:text-style-name="P4" draw:layer="layout" svg:x1="5.422cm" svg:y1="3.378cm" svg:x2="5.149cm" svg:y2="2.47cm">
            <text:p/>
          </draw:line>
          <draw:line draw:style-name="gr7" draw:text-style-name="P4" draw:layer="layout" svg:x1="5.956cm" svg:y1="3.43cm" svg:x2="6.229cm" svg:y2="2.522cm">
            <text:p/>
          </draw:line>
          <draw:line draw:style-name="gr7" draw:text-style-name="P4" draw:layer="layout" svg:x1="5.409cm" svg:y1="3.4cm" svg:x2="5.682cm" svg:y2="2.492cm">
            <text:p/>
          </draw:line>
          <draw:line draw:style-name="gr7" draw:text-style-name="P4" draw:layer="layout" svg:x1="5.968cm" svg:y1="3.424cm" svg:x2="5.695cm" svg:y2="2.516cm">
            <text:p/>
          </draw:line>
          <draw:line draw:style-name="gr7" draw:text-style-name="P4" draw:layer="layout" svg:x1="6.509cm" svg:y1="3.425cm" svg:x2="6.236cm" svg:y2="2.517cm">
            <text:p/>
          </draw:line>
          <draw:line draw:style-name="gr7" draw:text-style-name="P4" draw:layer="layout" svg:x1="6.504cm" svg:y1="3.38cm" svg:x2="6.634cm" svg:y2="2.934cm">
            <text:p/>
          </draw:line>
        </draw:g>
        <draw:connector draw:style-name="gr3" draw:text-style-name="P2" draw:layer="layout" svg:x1="5.022cm" svg:y1="2.949cm" svg:x2="4.446cm" svg:y2="3.725cm" draw:start-shape="id2" draw:start-glue-point="3" draw:end-shape="id3" draw:end-glue-point="4" svg:d="M5022 2949h-576v776" svg:viewBox="0 0 577 777">
          <text:p/>
        </draw:connector>
        <draw:custom-shape draw:style-name="gr8" draw:text-style-name="P2" xml:id="id5" draw:id="id5" draw:layer="layout" svg:width="2.465cm" svg:height="0.548cm" draw:transform="rotate (-1.5707963267949) translate (20.313cm 3.4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9" draw:text-style-name="P4" draw:layer="layout" svg:width="3.102cm" svg:height="1.523cm" draw:transform="skewX (0.000872664625997084) rotate (-1.10182635678402) translate (20.626824585911cm 3.00391837956496cm)" svg:viewBox="0 0 3103 1524" svg:d="M0 0c2008 1 3103 1524 3103 1524">
          <text:p/>
        </draw:path>
        <draw:path draw:style-name="gr9" draw:text-style-name="P4" draw:layer="layout" svg:width="3.102cm" svg:height="1.523cm" draw:transform="skewX (0.000872664625997085) rotate (-1.10182635678402) translate (20.9867527439633cm 3.00391837956496cm)" svg:viewBox="0 0 3103 1524" svg:d="M0 0c2008 1 3103 1524 3103 1524">
          <text:p/>
        </draw:path>
        <draw:path draw:style-name="gr9" draw:text-style-name="P4" draw:layer="layout" svg:width="3.102cm" svg:height="1.523cm" draw:transform="skewX (0.000872664625997185) rotate (-1.10182635678402) translate (21.5266449810417cm 3.00391837956496cm)" svg:viewBox="0 0 3103 1524" svg:d="M0 0c2008 1 3103 1524 3103 1524">
          <text:p/>
        </draw:path>
        <draw:frame draw:style-name="gr10" draw:text-style-name="P3" draw:layer="layout" svg:width="3.863cm" svg:height="0.962cm" svg:x="19.278cm" svg:y="6.776cm">
          <draw:text-box>
            <text:p><text:span text:style-name="T1">8</text:span><text:span text:style-name="T2">Ω Speaker</text:span></text:p>
          </draw:text-box>
        </draw:frame>
        <draw:frame draw:style-name="gr11" draw:text-style-name="P3" draw:layer="layout" svg:width="3.046cm" svg:height="1.114cm" svg:x="4.13cm" svg:y="1.593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2" draw:text-style-name="P3" draw:layer="layout" svg:width="7.69cm" svg:height="0.962cm" svg:x="10.008cm" svg:y="1.625cm">
          <draw:text-box>
            <text:p><text:span text:style-name="T1">12V Supply Voltage (Vc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04:39:20.755591851</dc:date>
    <meta:editing-duration>PT1H10M47S</meta:editing-duration>
    <meta:editing-cycles>10</meta:editing-cycles>
    <meta:generator>LibreOffice/6.4.7.2$Linux_X86_64 LibreOffice_project/40$Build-2</meta:generator>
    <meta:document-statistic meta:object-count="27"/>
  </office:meta>
</office:document-meta>
</file>